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Preformatted_20_Text">
      <style:text-properties fo:font-weight="bold"/>
    </style:style>
    <style:style style:name="P2" style:family="paragraph" style:parent-style-name="Preformatted_20_Text">
      <style:paragraph-properties fo:text-align="center" style:justify-single-word="false"/>
    </style:style>
    <style:style style:name="P3" style:family="paragraph" style:parent-style-name="Preformatted_20_Text">
      <style:text-properties fo:font-size="12pt" style:font-size-asian="12pt" style:font-size-complex="12pt"/>
    </style:style>
    <style:style style:name="P4" style:family="paragraph" style:parent-style-name="Preformatted_20_Text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Preformatted_20_Text">
      <style:paragraph-properties fo:margin-top="0in" fo:margin-bottom="0.1965in"/>
    </style:style>
    <style:style style:name="P6" style:family="paragraph" style:parent-style-name="Preformatted_20_Text">
      <style:paragraph-properties fo:margin-top="0in" fo:margin-bottom="0.1965in"/>
      <style:text-properties fo:font-size="12pt" style:font-size-asian="12pt" style:font-size-complex="12pt"/>
    </style:style>
    <style:style style:name="T1" style:family="text">
      <style:text-properties fo:font-weight="bold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Surfer Girl</text:p>
      <text:p text:style-name="P4">Beach Boys</text:p>
      <text:section text:style-name="Sect1" text:name="Section1">
        <text:p text:style-name="P3"/>
        <text:p text:style-name="P3"/>
        <text:p text:style-name="P3">D Bm <text:s/>G A D</text:p>
        <text:p text:style-name="P3"/>
        <text:p text:style-name="P3">D <text:s text:c="5"/>Bm <text:s text:c="5"/>G <text:s text:c="5"/>A</text:p>
        <text:p text:style-name="P3">Little surfer, little one</text:p>
        <text:p text:style-name="P3">F#m <text:s text:c="5"/>D7 <text:s text:c="7"/>G <text:s text:c="4"/>Gm</text:p>
        <text:p text:style-name="P3">Made my heart come all undone.</text:p>
        <text:p text:style-name="P3">D <text:s text:c="5"/>Bm</text:p>
        <text:p text:style-name="P3">Do you love me?</text:p>
        <text:p text:style-name="P3">G <text:s text:c="5"/>A <text:s text:c="5"/>D <text:s text:c="4"/>Bm</text:p>
        <text:p text:style-name="P3">Do you surfer girl?</text:p>
        <text:p text:style-name="P3">G <text:s text:c="15"/>A</text:p>
        <text:p text:style-name="P3">My little surfer girl.</text:p>
        <text:p text:style-name="P3"/>
        <text:p text:style-name="P3">D <text:s text:c="5"/>Bm <text:s text:c="9"/>G <text:s text:c="5"/>A</text:p>
        <text:p text:style-name="P3">I have watched you on the shore</text:p>
        <text:p text:style-name="P3">F#m <text:s text:c="5"/>D7 <text:s text:c="4"/>G <text:s text:c="6"/>Gm <text:s/></text:p>
        <text:p text:style-name="P3">Standing by the ocean's roar.</text:p>
        <text:p text:style-name="P3">D <text:s text:c="5"/>Bm</text:p>
        <text:p text:style-name="P3">Do you love me?</text:p>
        <text:p text:style-name="P3">G <text:s text:c="5"/>A <text:s text:c="5"/>D <text:s text:c="4"/>G D <text:s/>A</text:p>
        <text:p text:style-name="P3">Do you surfer girl?</text:p>
        <text:p text:style-name="P3"/>
        <text:p text:style-name="P3">G <text:s text:c="7"/>A <text:s text:c="7"/>D <text:s text:c="5"/>Bm</text:p>
        <text:p text:style-name="P3">We could ride the surf together</text:p>
        <text:p text:style-name="P3">G <text:s text:c="8"/>A <text:s text:c="9"/>D</text:p>
        <text:p text:style-name="P3">While our love would grow.</text:p>
        <text:p text:style-name="P3">G <text:s text:c="4"/>A <text:s text:c="5"/>D <text:s text:c="6"/>Bm</text:p>
        <text:p text:style-name="P3">In my woody, I would take you</text:p>
        <text:p text:style-name="P3">E7 <text:s text:c="2"/>E <text:s text:c="6"/>A</text:p>
        <text:p text:style-name="P3">Everywhere I go.</text:p>
        <text:p text:style-name="P3"/>
        <text:p text:style-name="P3">D <text:s text:c="3"/>Bm <text:s text:c="6"/>G <text:s text:c="4"/>A</text:p>
        <text:p text:style-name="P3">So I say from me to you</text:p>
        <text:p text:style-name="P3">F#m <text:s text:c="3"/>D7 <text:s text:c="7"/>G <text:s text:c="10"/>Gm <text:s/></text:p>
        <text:p text:style-name="P3">I will make your dreams come true.</text:p>
        <text:p text:style-name="P3"/>
        <text:p text:style-name="P3">D <text:s text:c="5"/>Bm</text:p>
        <text:p text:style-name="P3">Do you love me?</text:p>
        <text:p text:style-name="P3">G <text:s text:c="5"/>A <text:s text:c="5"/>D <text:s text:c="4"/>Bm</text:p>
        <text:p text:style-name="P3">Do you surfer girl?</text:p>
        <text:p text:style-name="P3">G <text:s text:c="15"/>A</text:p>
        <text:p text:style-name="P3">My little surfer girl.</text:p>
        <text:p text:style-name="P3"/>
        <text:p text:style-name="P6">D <text:s/>Bm <text:s/>G <text:s/>A <text:s/>4x</text:p>
        <text:p text:style-name="P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Mangal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252in" fo:margin-bottom="0.0835in" fo:margin-left="0.3126in" fo:margin-right="0.291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8T08:43:17.32</meta:creation-date>
    <dc:date>2012-12-28T09:36:38.41</dc:date>
    <meta:editing-duration>PT2M35S</meta:editing-duration>
    <meta:editing-cycles>1</meta:editing-cycles>
    <meta:generator>OpenOffice.org/3.2$Win32 OpenOffice.org_project/340m1$Build-9590</meta:generator>
    <meta:document-statistic meta:table-count="0" meta:image-count="0" meta:object-count="0" meta:page-count="1" meta:paragraph-count="40" meta:word-count="165" meta:character-count="845"/>
  </office:meta>
</office:document-meta>
</file>